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c97a"/>
    </style:style>
    <style:style style:name="P2" style:family="paragraph" style:parent-style-name="Standard">
      <style:text-properties officeooo:paragraph-rsid="0016e48b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edium-Level Coding Problems</text:span><text:line-break/></text:p>
      <text:p text:style-name="P2"><text:span text:style-name="T1">1. Array Manipulation</text:span><text:line-break/>Write a program to perform operations on an array and find the maximum value in the array after all operations.<text:line-break/><text:line-break/><text:span text:style-name="T1">Input:</text:span><text:line-break/>import numpy as np</text:p>
      <text:p text:style-name="P2">n = int(input("Enter the number of array elements:"))</text:p>
      <text:p text:style-name="P2">m = int(input("Enter the number of operations to be performed:"))</text:p>
      <text:p text:style-name="P2">print(n, "\t", m)</text:p>
      <text:p text:style-name="P2">arr = np.zeros(n)</text:p>
      <text:p text:style-name="P2">print("Array starts as:",arr)</text:p>
      <text:p text:style-name="P2">for i in range(m):</text:p>
      <text:p text:style-name="P2"><text:s text:c="4"/>st_in, en_in = map(int, input("\nEnter the starting and ending index:").split())</text:p>
      <text:p text:style-name="P2"><text:s text:c="4"/>num = int(input("Enter the number to be added:"))</text:p>
      <text:p text:style-name="P2"><text:s text:c="4"/>arr[st_in:en_in+1] += num</text:p>
      <text:p text:style-name="P2"><text:s text:c="4"/>print("Operation",i, ": Add ",num," from index ",st_in," to ",en_in,":",arr)</text:p>
      <text:p text:style-name="P2">print("Maximum value in the final array is:",max(arr))<text:line-break/><text:line-break/><text:span text:style-name="T1">2. String Anagram</text:span><text:line-break/>Check if two strings are anagrams of each other, ignoring case and spaces.<text:line-break/><text:line-break/><text:span text:style-name="T1">Input:</text:span><text:line-break/>def anagrams(st1, st2):</text:p>
      <text:p text:style-name="P2"><text:s text:c="4"/>st1 = ''.join(st1.lower().split())</text:p>
      <text:p text:style-name="P2"><text:s text:c="4"/>st2 = ''.join(st2.lower().split())</text:p>
      <text:p text:style-name="P2"><text:s text:c="4"/>return sorted(st1) == sorted(st2)</text:p>
      <text:p text:style-name="P2"/>
      <text:p text:style-name="P2">st1 = input("Enter the First string:")</text:p>
      <text:p text:style-name="P2">st2 = input("Enter the Second string:")</text:p>
      <text:p text:style-name="P2">if anagrams(st1, st2):</text:p>
      <text:p text:style-name="P2"><text:s text:c="4"/>print("The given two strings are Anagrams.")</text:p>
      <text:p text:style-name="P2">else:</text:p>
      <text:p text:style-name="P2"><text:s text:c="4"/>print("The given two strings are not Anagrams.")<text:line-break/><text:line-break/><text:span text:style-name="T1">3. Subarray with Given Sum</text:span><text:line-break/>Find a continuous subarray in an array that adds up to a given target sum.<text:line-break/><text:line-break/><text:span text:style-name="T1">Input:</text:span><text:line-break/>def sub_arr(arr,tot,n):</text:p>
      <text:p text:style-name="P2"><text:s text:c="4"/>sum = 0</text:p>
      <text:p text:style-name="P2"><text:s text:c="4"/>st = 0</text:p>
      <text:p text:style-name="P2"><text:s text:c="4"/>for i in range(len(arr)):</text:p>
      <text:p text:style-name="P2"><text:s text:c="8"/>sum+=arr[i]</text:p>
      <text:p text:style-name="P2"><text:s text:c="8"/>while sum&gt;tot and st&lt;=i:</text:p>
      <text:p text:style-name="P2"><text:s text:c="12"/>sum-=arr[st]</text:p>
      <text:p text:style-name="P2"><text:s text:c="12"/>st+=1</text:p>
      <text:p text:style-name="P2"><text:s text:c="8"/>if sum==tot:</text:p>
      <text:p text:style-name="P2"><text:soft-page-break/><text:s text:c="12"/>return (st, i)</text:p>
      <text:p text:style-name="P2"><text:s text:c="4"/>return "Not found." </text:p>
      <text:p text:style-name="P2">arr=[]</text:p>
      <text:p text:style-name="P2">n,tot=map(int,input("Enter the size of the array and the total sum of the array:").split())</text:p>
      <text:p text:style-name="P2">arr = list(map(int, input("Enter the array elements:").split()))</text:p>
      <text:p text:style-name="P2">rst=sub_arr(arr,tot,n)</text:p>
      <text:p text:style-name="P2">print(rst)</text:p>
      <text:p text:style-name="P2"><text:line-break/><text:span text:style-name="T1">4. Matrix Rotation</text:span><text:line-break/>Rotate a given NxN matrix 90 degrees clockwise.<text:line-break/><text:line-break/><text:span text:style-name="T1">Input:</text:span><text:line-break/>def rot(mat,n):</text:p>
      <text:p text:style-name="P2"><text:s text:c="4"/>rot_mat = [[mat[n-1-j][i] for j in range(n)] for i in range(n)]</text:p>
      <text:p text:style-name="P2"><text:s text:c="4"/>return rot_mat</text:p>
      <text:p text:style-name="P2">n=int(input("Enter the size of the matrix:"))</text:p>
      <text:p text:style-name="P2">print("Enter the matrix row by row:")</text:p>
      <text:p text:style-name="P2">mat=[list(map(int, input().split())) for _ in range(n)]</text:p>
      <text:p text:style-name="P2">rot_mat = rot(mat,n)</text:p>
      <text:p text:style-name="P2">print("\nRotated matrix:")</text:p>
      <text:p text:style-name="P2">for row in rot_mat:</text:p>
      <text:p text:style-name="P2"><text:s text:c="4"/>print(" ".join(map(str,row)))<text:line-break/><text:line-break/><text:span text:style-name="T1">5. Find the First Non-Repeating Character</text:span><text:line-break/>Write a program to find the first non-repeating character in a given string. If all characters repeat, return 'Not Found.'<text:line-break/><text:line-break/><text:span text:style-name="T1">Input:</text:span><text:line-break/>def rep(s):</text:p>
      <text:p text:style-name="P2"><text:s text:c="4"/>f = {}</text:p>
      <text:p text:style-name="P2"><text:s text:c="4"/>for ch in s:</text:p>
      <text:p text:style-name="P2"><text:s text:c="8"/>if ch in f:</text:p>
      <text:p text:style-name="P2"><text:s text:c="12"/>f[ch]+=1</text:p>
      <text:p text:style-name="P2"><text:s text:c="8"/>else:</text:p>
      <text:p text:style-name="P2"><text:s text:c="12"/>f[ch]=1</text:p>
      <text:p text:style-name="P2"><text:s text:c="4"/>for ch in s:</text:p>
      <text:p text:style-name="P2"><text:s text:c="8"/>if f[ch]==1:</text:p>
      <text:p text:style-name="P2"><text:s text:c="12"/>return ch</text:p>
      <text:p text:style-name="P2"><text:s text:c="4"/>return "Not found."</text:p>
      <text:p text:style-name="P2">st=input("Enter the String:")</text:p>
      <text:p text:style-name="P2">rst=rep(st)</text:p>
      <text:p text:style-name="P2">print(rst)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/></text:p>
      <text:p text:style-name="P1"><text:soft-page-break/><text:span text:style-name="T1">Recursion-Based Coding Questions</text:span></text:p>
      <text:p text:style-name="P2"><text:line-break/><text:span text:style-name="T1">1. Factorial of a Number Using Recursion</text:span><text:line-break/>Write a program to find the factorial of a number using recursion.<text:line-break/><text:line-break/><text:span text:style-name="T1">Input:</text:span><text:line-break/>def fact(n):</text:p>
      <text:p text:style-name="P2"><text:s text:c="4"/>if n &lt;= 1:</text:p>
      <text:p text:style-name="P2"><text:s text:c="8"/>return 1</text:p>
      <text:p text:style-name="P2"><text:s text:c="4"/>else:</text:p>
      <text:p text:style-name="P2"><text:s text:c="8"/>return n * fact(n - 1)</text:p>
      <text:p text:style-name="P2"/>
      <text:p text:style-name="P2">n = int(input("Enter a number: "))</text:p>
      <text:p text:style-name="P2">if n &lt; 0:</text:p>
      <text:p text:style-name="P2"><text:s text:c="4"/>print("Factorial does not exist for negative numbers.")</text:p>
      <text:p text:style-name="P2">else:</text:p>
      <text:p text:style-name="P2"><text:s text:c="4"/>print("The factorial of ",n," is:",fact(n))<text:line-break/><text:line-break/><text:span text:style-name="T1">2. Fibonacci Series Using Recursion</text:span><text:line-break/>Write a program to calculate the nth Fibonacci number using recursion. The Fibonacci series is: 0, 1, 1, 2, 3, 5, 8, ...<text:line-break/><text:line-break/><text:span text:style-name="T1">Input:</text:span><text:line-break/>def fib(n):</text:p>
      <text:p text:style-name="P2"><text:s text:c="4"/>if n &lt;= 0:</text:p>
      <text:p text:style-name="P2"><text:s text:c="8"/>return "Input should be a positive integer"</text:p>
      <text:p text:style-name="P2"><text:s text:c="4"/>elif n == 1:</text:p>
      <text:p text:style-name="P2"><text:s text:c="8"/>return 0</text:p>
      <text:p text:style-name="P2"><text:s text:c="4"/>elif n == 2:</text:p>
      <text:p text:style-name="P2"><text:s text:c="8"/>return 1</text:p>
      <text:p text:style-name="P2"><text:s text:c="4"/>else:</text:p>
      <text:p text:style-name="P2"><text:s text:c="8"/>return fib(n-1)+fib(n-2)</text:p>
      <text:p text:style-name="P2">n=int(input("Enter the number of terms:"))</text:p>
      <text:p text:style-name="P2">print("The fibonacy series is:",end=" ")</text:p>
      <text:p text:style-name="P2">for i in range(1,n+1):</text:p>
      <text:p text:style-name="P2"><text:s text:c="4"/>print(fib(i),end=" ")</text:p>
      <text:p text:style-name="P2"><text:line-break/><text:span text:style-name="T1">3. Sum of Digits Using Recursion</text:span><text:line-break/>Write a program to calculate the sum of digits of a number using recursion.<text:line-break/><text:line-break/><text:span text:style-name="T1">Input:</text:span><text:line-break/>def sum(n):</text:p>
      <text:p text:style-name="P2"><text:s text:c="4"/>if n == 0:</text:p>
      <text:p text:style-name="P2"><text:s text:c="8"/>return 0</text:p>
      <text:p text:style-name="P2"><text:s text:c="4"/>else:</text:p>
      <text:p text:style-name="P2"><text:s text:c="8"/>return n % 10 + sum(n // 10)</text:p>
      <text:p text:style-name="P2">n=int(input("Enter a number:"))</text:p>
      <text:p text:style-name="P2">print("The sum of the digits of ",n," is ",sum(n))<text:line-break/></text:p>
      <text:p text:style-name="P2"><text:soft-page-break/><text:span text:style-name="T1">4. Power of a Number Using Recursion</text:span><text:line-break/>def power(b,ex):</text:p>
      <text:p text:style-name="P2"><text:s text:c="4"/>if ex==0:</text:p>
      <text:p text:style-name="P2"><text:s text:c="8"/>return 1</text:p>
      <text:p text:style-name="P2"><text:s text:c="4"/>else:</text:p>
      <text:p text:style-name="P2"><text:s text:c="8"/>return b*power(b,ex-1)</text:p>
      <text:p text:style-name="P2"/>
      <text:p text:style-name="P2">b,ex=map(int,input("Enter the base and the exponent:").split())</text:p>
      <text:p text:style-name="P2">rst=power(b, ex)</text:p>
      <text:p text:style-name="P2">print(b,"to the power of",ex,"is:",rst)<text:line-break/><text:line-break/><text:span text:style-name="T1">5. Print Reverse of a String Using Recursion</text:span><text:line-break/>Write a program to reverse a string using recursion.<text:line-break/><text:line-break/><text:span text:style-name="T1">Input:</text:span><text:line-break/>def rev(s):</text:p>
      <text:p text:style-name="P2"><text:s text:c="4"/>if len(s)==0:</text:p>
      <text:p text:style-name="P2"><text:s text:c="8"/>return s</text:p>
      <text:p text:style-name="P2"><text:s text:c="4"/>else:</text:p>
      <text:p text:style-name="P2"><text:s text:c="8"/>return s[-1]+rev(s[:-1])</text:p>
      <text:p text:style-name="P2"/>
      <text:p text:style-name="P2">s=input("Enter the string:")</text:p>
      <text:p text:style-name="P2">print("The reverse of",s,"is:",rev(s)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14:07:04.920000000</meta:creation-date>
    <dc:date>2025-01-29T14:30:57.934000000</dc:date>
    <meta:editing-duration>PT23M53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4" meta:paragraph-count="104" meta:word-count="589" meta:character-count="4141" meta:non-whitespace-character-count="3279"/>
  </office:meta>
</office:document-meta>
</file>